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solid" draw:fill-color="#ff8000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2.515cm" svg:y="2.54cm">
          <text:p text:style-name="P1"><text:span text:style-name="T1">-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2.528cm" svg:y="5.082cm">
          <text:p text:style-name="P1"><text:span text:style-name="T1">-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 text:style-name="P1"><text:span text:style-name="T1">-5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2.529cm" svg:y="7.62cm">
          <text:p text:style-name="P1"><text:span text:style-name="T1">-5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2.503cm" svg:y="3.502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2.503cm" svg:y="6.04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2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2.503cm" svg:y="8.57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4.107cm" svg:y="2.673cm">
          <draw:text-box>
            <text:p>16-bit float</text:p>
          </draw:text-box>
        </draw:frame>
        <draw:frame draw:style-name="gr6" draw:text-style-name="P7" draw:layer="layout" svg:width="3.502cm" svg:height="1.673cm" svg:x="24.107cm" svg:y="5.255cm">
          <draw:text-box>
            <text:p>32-bit float</text:p>
          </draw:text-box>
        </draw:frame>
        <draw:frame draw:style-name="gr6" draw:text-style-name="P7" draw:layer="layout" svg:width="3.502cm" svg:height="1.673cm" svg:x="24.10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7cm" svg:height="1.27cm" svg:x="21.248cm" svg:y="10.169cm">
          <text:p text:style-name="P8"><text:span text:style-name="T3">-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7cm" svg:height="1.27cm" svg:x="22.521cm" svg:y="10.169cm">
          <text:p text:style-name="P1"><text:span text:style-name="T1">-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...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4.09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2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2.503cm" svg:y="11.102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304cm" svg:y="11.154cm">
          <text:p text:style-name="P2"><text:span text:style-name="T2">111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971cm" svg:y1="1.832cm" svg:x2="9.328cm" svg:y2="1.832cm">
          <text:p/>
        </draw:line>
        <draw:frame draw:style-name="gr9" draw:text-style-name="P7" draw:layer="layout" svg:width="3.177cm" svg:height="0.962cm" svg:x="4.635cm" svg:y="0.8cm">
          <draw:text-box>
            <text:p>Exponent</text:p>
          </draw:text-box>
        </draw:frame>
        <draw:line draw:style-name="gr8" draw:text-style-name="P10" draw:layer="layout" svg:x1="9.804cm" svg:y1="1.813cm" svg:x2="23.799cm" svg:y2="1.813cm">
          <text:p/>
        </draw:line>
        <draw:frame draw:style-name="gr9" draw:text-style-name="P7" draw:layer="layout" svg:width="3.038cm" svg:height="0.962cm" svg:x="15.295cm" svg:y="0.789cm">
          <draw:text-box>
            <text:p>Mantissa</text:p>
          </draw:text-box>
        </draw:frame>
        <draw:frame draw:style-name="gr10" draw:text-style-name="P7" draw:layer="layout" svg:width="1.768cm" svg:height="0.962cm" svg:x="1.089cm" svg:y="0.762cm">
          <draw:text-box>
            <text:p>Sign</text:p>
          </draw:text-box>
        </draw:frame>
        <draw:line draw:style-name="gr8" draw:text-style-name="P10" draw:layer="layout" svg:x1="1.265cm" svg:y1="1.832cm" svg:x2="2.54cm" svg:y2="1.83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9" draw:text-style-name="P7" draw:layer="layout" svg:width="3.601cm" svg:height="0.962cm" svg:x="3.701cm" svg:y="12.373cm">
          <draw:text-box>
            <text:p>Bit position</text:p>
          </draw:text-box>
        </draw:frame>
        <draw:line draw:style-name="gr12" draw:text-style-name="P10" draw:layer="layout" svg:x1="3.828cm" svg:y1="12.741cm" svg:x2="2.54cm" svg:y2="12.065cm">
          <text:p/>
        </draw:line>
        <draw:line draw:style-name="gr12" draw:text-style-name="P10" draw:layer="layout" svg:x1="7.093cm" svg:y1="12.892cm" svg:x2="8.181cm" svg:y2="12.028cm">
          <text:p/>
        </draw:line>
        <draw:frame draw:style-name="gr9" draw:text-style-name="P7" draw:layer="layout" svg:width="0.853cm" svg:height="0.962cm" svg:x="2.824cm" svg:y="10.609cm">
          <draw:text-box>
            <text:p>2</text:p>
          </draw:text-box>
        </draw:frame>
        <draw:frame draw:style-name="gr9" draw:text-style-name="P7" draw:layer="layout" svg:width="0.853cm" svg:height="0.962cm" svg:x="2.825cm" svg:y="8.109cm">
          <draw:text-box>
            <text:p>2</text:p>
          </draw:text-box>
        </draw:frame>
        <draw:frame draw:style-name="gr9" draw:text-style-name="P7" draw:layer="layout" svg:width="0.853cm" svg:height="0.962cm" svg:x="2.939cm" svg:y="5.528cm">
          <draw:text-box>
            <text:p>2</text:p>
          </draw:text-box>
        </draw:frame>
        <draw:frame draw:style-name="gr9" draw:text-style-name="P7" draw:layer="layout" svg:width="0.853cm" svg:height="0.962cm" svg:x="2.925cm" svg:y="3.009cm">
          <draw:text-box>
            <text:p>2 </text:p>
          </draw:text-box>
        </draw:frame>
        <draw:frame draw:style-name="gr9" draw:text-style-name="P7" draw:layer="layout" svg:width="0.853cm" svg:height="0.962cm" svg:x="8.026cm" svg:y="3.009cm">
          <draw:text-box>
            <text:p>2 </text:p>
          </draw:text-box>
        </draw:frame>
        <draw:frame draw:style-name="gr9" draw:text-style-name="P7" draw:layer="layout" svg:width="0.853cm" svg:height="0.962cm" svg:x="8.008cm" svg:y="5.528cm">
          <draw:text-box>
            <text:p>2 </text:p>
          </draw:text-box>
        </draw:frame>
        <draw:frame draw:style-name="gr9" draw:text-style-name="P7" draw:layer="layout" svg:width="0.853cm" svg:height="0.962cm" svg:x="8.009cm" svg:y="8.028cm">
          <draw:text-box>
            <text:p>2 </text:p>
          </draw:text-box>
        </draw:frame>
        <draw:frame draw:style-name="gr9" draw:text-style-name="P7" draw:layer="layout" svg:width="0.853cm" svg:height="0.962cm" svg:x="8.009cm" svg:y="10.628cm">
          <draw:text-box>
            <text:p>2 </text:p>
          </draw:text-box>
        </draw:frame>
        <draw:frame draw:style-name="gr9" draw:text-style-name="P7" draw:layer="layout" svg:width="0.853cm" svg:height="0.962cm" svg:x="9.71cm" svg:y="10.628cm">
          <draw:text-box>
            <text:p>2 </text:p>
          </draw:text-box>
        </draw:frame>
        <draw:frame draw:style-name="gr9" draw:text-style-name="P7" draw:layer="layout" svg:width="0.853cm" svg:height="0.962cm" svg:x="9.711cm" svg:y="8.128cm">
          <draw:text-box>
            <text:p>2 </text:p>
          </draw:text-box>
        </draw:frame>
        <draw:frame draw:style-name="gr9" draw:text-style-name="P7" draw:layer="layout" svg:width="0.853cm" svg:height="0.962cm" svg:x="9.712cm" svg:y="5.528cm">
          <draw:text-box>
            <text:p>2 </text:p>
          </draw:text-box>
        </draw:frame>
        <draw:frame draw:style-name="gr9" draw:text-style-name="P7" draw:layer="layout" svg:width="0.853cm" svg:height="0.962cm" svg:x="9.713cm" svg:y="3.028cm">
          <draw:text-box>
            <text:p>2 </text:p>
          </draw:text-box>
        </draw:frame>
        <draw:frame draw:style-name="gr9" draw:text-style-name="P7" draw:layer="layout" svg:width="1.031cm" svg:height="0.962cm" svg:x="22.314cm" svg:y="3.028cm">
          <draw:text-box>
            <text:p>2 </text:p>
          </draw:text-box>
        </draw:frame>
        <draw:frame draw:style-name="gr9" draw:text-style-name="P7" draw:layer="layout" svg:width="1.031cm" svg:height="0.962cm" svg:x="22.315cm" svg:y="5.566cm">
          <draw:text-box>
            <text:p>2 </text:p>
          </draw:text-box>
        </draw:frame>
        <draw:frame draw:style-name="gr9" draw:text-style-name="P7" draw:layer="layout" svg:width="1.031cm" svg:height="0.962cm" svg:x="22.315cm" svg:y="8.109cm">
          <draw:text-box>
            <text:p>2 </text:p>
          </draw:text-box>
        </draw:frame>
        <draw:frame draw:style-name="gr9" draw:text-style-name="P7" draw:layer="layout" svg:width="1.031cm" svg:height="0.962cm" svg:x="22.315cm" svg:y="10.647cm">
          <draw:text-box>
            <text:p>2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13T21:26:00.167369681</dc:date>
    <meta:editing-duration>PT49M44S</meta:editing-duration>
    <meta:editing-cycles>13</meta:editing-cycles>
    <meta:generator>LibreOffice/7.2.2.2$Linux_X86_64 LibreOffice_project/20$Build-2</meta:generator>
    <meta:document-statistic meta:object-count="121"/>
  </office:meta>
</office:document-meta>
</file>